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Mono1" svg:font-family="'Liberation Mono'" style:font-family-generic="modern" style:font-pitch="fixed"/>
    <style:font-face style:name="Lucida Console" svg:font-family="'Lucida Console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385cm" fo:min-width="4.326cm"/>
    </style:style>
    <style:style style:name="gr2" style:family="graphic" style:parent-style-name="standard">
      <style:graphic-properties draw:fill="none" draw:textarea-horizontal-align="justify" draw:textarea-vertical-align="top" draw:auto-grow-height="false" fo:min-height="0.893cm" fo:min-width="4.326cm"/>
    </style:style>
    <style:style style:name="gr3" style:family="graphic" style:parent-style-name="standard">
      <style:graphic-properties draw:fill="none" draw:textarea-horizontal-align="justify" draw:textarea-vertical-align="top" draw:auto-grow-height="false" fo:min-height="2.925cm" fo:min-width="4.326cm"/>
    </style:style>
    <style:style style:name="gr4" style:family="graphic" style:parent-style-name="objectwithoutfill">
      <style:graphic-properties draw:marker-end="Short_20_line_20_Arrow" draw:marker-end-width="0.3cm" draw:fill="solid"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</style:style>
    <style:style style:name="gr8" style:family="graphic" style:parent-style-name="objectwithoutfill">
      <style:graphic-properties draw:stroke="dash" draw:stroke-dash="Fine_20_Dashed" svg:stroke-width="0.053cm" draw:marker-start-width="0.279cm" draw:marker-end="Short_20_line_20_Arrow" draw:marker-end-width="0.3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fill="none" draw:textarea-horizontal-align="justify" draw:textarea-vertical-align="top" draw:auto-grow-height="false" fo:min-height="1.909cm" fo:min-width="4.3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03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2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30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4.57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9cm"/>
    </style:style>
    <style:style style:name="gr16" style:family="graphic" style:parent-style-name="standard">
      <style:graphic-properties draw:fill="none" draw:textarea-horizontal-align="justify" draw:textarea-vertical-align="top" draw:auto-grow-height="false" fo:min-height="7.45cm" fo:min-width="14.947cm"/>
    </style:style>
    <style:style style:name="gr17" style:family="graphic" style:parent-style-name="standard">
      <style:graphic-properties draw:fill="none" draw:textarea-horizontal-align="justify" draw:textarea-vertical-align="top" draw:auto-grow-height="false" fo:min-height="2.036cm" fo:min-width="4.96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start"/>
      <style:text-properties fo:font-size="10pt" fo:font-weight="normal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text-properties fo:color="#c9211e" style:font-name="Liberation Mono1"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/>
      <style:paragraph-properties fo:text-align="start"/>
      <style:text-properties fo:color="#c9211e" style:font-name="Lucida Console" fo:font-size="12pt" style:font-size-asian="12pt" style:font-size-complex="12pt"/>
    </style:style>
    <style:style style:name="P10" style:family="paragraph">
      <loext:graphic-properties draw:fill="none"/>
      <style:paragraph-properties fo:text-align="start"/>
      <style:text-properties fo:font-size="8pt" fo:font-weight="normal" style:font-size-asian="8pt" style:font-weight-asian="bold" style:font-size-complex="8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normal" style:font-size-asian="12pt" style:font-weight-asian="bold" style:font-size-complex="12pt" style:font-weight-complex="bold"/>
    </style:style>
    <style:style style:name="T5" style:family="text">
      <style:text-properties fo:color="#c9211e" style:font-name="Liberation Mono1" fo:font-size="12pt" fo:font-style="italic" style:font-size-asian="12pt" style:font-style-asian="italic" style:font-size-complex="12pt" style:font-style-complex="italic"/>
    </style:style>
    <style:style style:name="T6" style:family="text">
      <style:text-properties fo:color="#c9211e" style:font-name="Lucida Console" fo:font-size="12pt" style:font-size-asian="12pt" style:font-size-complex="12pt"/>
    </style:style>
    <style:style style:name="T7" style:family="text">
      <style:text-properties fo:font-size="9pt" fo:font-weight="normal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826cm" svg:height="0.635cm" svg:x="12.684cm" svg:y="4.091cm">
          <text:p text:style-name="P1"><text:span text:style-name="T1">struct Nod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26cm" svg:height="1.143cm" svg:x="12.684cm" svg:y="4.726cm">
          <text:p text:style-name="P3"><text:span text:style-name="T2">- val: int</text:span></text:p>
          <text:p text:style-name="P3"><text:span text:style-name="T2">- children: vector&lt;Node&gt;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826cm" svg:height="3.175cm" svg:x="12.684cm" svg:y="5.869cm">
          <text:p text:style-name="P3"><text:span text:style-name="T2">+Node(parent:int)</text:span></text:p>
          <text:p text:style-name="P3"><text:span text:style-name="T2">+addChild(child:Node): void</text:span></text:p>
          <text:p text:style-name="P3"><text:span text:style-name="T2">+reflect(): void</text:span></text:p>
          <text:p text:style-name="P3"><text:span text:style-name="T2">+printPreorder(): void</text:span></text:p>
          <text:p text:style-name="P3"><text:span text:style-name="T3">+getVal(): int</text:span></text:p>
          <text:p text:style-name="P3"><text:span text:style-name="T3">+getChildren(): vector&lt;int&gt;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9.034cm" svg:y1="4.853cm" svg:x2="17.51cm" svg:y2="4.853cm">
          <text:p/>
        </draw:line>
        <draw:line draw:style-name="gr5" draw:text-style-name="P5" draw:layer="layout" svg:x1="15.732cm" svg:y1="4.091cm" svg:x2="15.732cm" svg:y2="2.694cm">
          <text:p/>
        </draw:line>
        <draw:line draw:style-name="gr5" draw:text-style-name="P5" draw:layer="layout" svg:x1="19.034cm" svg:y1="2.651cm" svg:x2="15.732cm" svg:y2="2.651cm">
          <text:p/>
        </draw:line>
        <draw:line draw:style-name="gr5" draw:text-style-name="P5" draw:layer="layout" svg:x1="19.034cm" svg:y1="2.694cm" svg:x2="19.034cm" svg:y2="4.853cm">
          <text:p/>
        </draw:line>
        <draw:frame draw:style-name="gr6" draw:text-style-name="P6" draw:layer="layout" svg:width="1.73cm" svg:height="0.645cm" svg:x="16.367cm" svg:y="2.086cm">
          <draw:text-box>
            <text:p><text:span text:style-name="T2">children</text:span></text:p>
          </draw:text-box>
        </draw:frame>
        <draw:frame draw:style-name="gr7" draw:text-style-name="P6" draw:layer="layout" svg:width="1.222cm" svg:height="0.645cm" svg:x="16.748cm" svg:y="2.611cm">
          <draw:text-box>
            <text:p><text:span text:style-name="T2">0 .. *</text:span></text:p>
          </draw:text-box>
        </draw:frame>
        <draw:line draw:style-name="gr8" draw:text-style-name="P5" draw:layer="layout" svg:x1="10.017cm" svg:y1="5.699cm" svg:x2="12.684cm" svg:y2="6.715cm">
          <text:p/>
        </draw:line>
        <draw:custom-shape draw:style-name="gr9" draw:text-style-name="P7" draw:layer="layout" svg:width="4.826cm" svg:height="2.159cm" svg:x="5.064cm" svg:y="4.175cm">
          <text:p text:style-name="P3"><text:span text:style-name="T4">main():int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2.534cm" svg:height="0.729cm" svg:x="12.684cm" svg:y="3.329cm">
          <draw:text-box>
            <text:p><text:span text:style-name="T5">Node.cpp</text:span></text:p>
          </draw:text-box>
        </draw:frame>
        <draw:frame draw:style-name="gr11" draw:text-style-name="P8" draw:layer="layout" svg:width="2.026cm" svg:height="0.729cm" svg:x="12.684cm" svg:y="2.83cm">
          <draw:text-box>
            <text:p><text:span text:style-name="T5">Node.h</text:span></text:p>
          </draw:text-box>
        </draw:frame>
        <draw:frame draw:style-name="gr12" draw:text-style-name="P8" draw:layer="layout" svg:width="3.804cm" svg:height="0.729cm" svg:x="5.095cm" svg:y="3.413cm">
          <draw:text-box>
            <text:p><text:span text:style-name="T5">AliceMain.cpp</text:span></text:p>
          </draw:text-box>
        </draw:frame>
        <draw:custom-shape draw:style-name="gr9" draw:text-style-name="P7" draw:layer="layout" svg:width="4.826cm" svg:height="2.159cm" svg:x="5.243cm" svg:y="10.72cm">
          <text:p text:style-name="P3"><text:span text:style-name="T4">+main():int</text:span></text:p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5.074cm" svg:height="0.729cm" svg:x="5.274cm" svg:y="9.958cm">
          <draw:text-box>
            <text:p><text:span text:style-name="T5">InstructorMain.cpp</text:span></text:p>
          </draw:text-box>
        </draw:frame>
        <draw:line draw:style-name="gr8" draw:text-style-name="P5" draw:layer="layout" svg:x1="10.017cm" svg:y1="11.922cm" svg:x2="12.684cm" svg:y2="7.858cm">
          <text:p/>
        </draw:line>
        <draw:frame draw:style-name="gr14" draw:text-style-name="P6" draw:layer="layout" svg:width="1.869cm" svg:height="0.645cm" svg:x="10.022cm" svg:y="5.254cm">
          <draw:text-box>
            <text:p><text:span text:style-name="T2">«create»</text:span></text:p>
          </draw:text-box>
        </draw:frame>
        <draw:frame draw:style-name="gr15" draw:text-style-name="P6" draw:layer="layout" svg:width="1.459cm" svg:height="0.645cm" svg:x="9.974cm" svg:y="6.026cm">
          <draw:text-box>
            <text:p><text:span text:style-name="T2">«use»</text:span></text:p>
          </draw:text-box>
        </draw:frame>
        <draw:custom-shape draw:style-name="gr16" draw:text-style-name="P9" draw:layer="layout" svg:width="15.875cm" svg:height="8.128cm" svg:x="3.921cm" svg:y="1.762cm">
          <text:p text:style-name="P3"><text:span text:style-name="T6">${GIT_DIR}/ex03-alice/</text:span></text:p>
          <draw:enhanced-geometry svg:viewBox="0 0 21600 21600" draw:path-stretchpoint-x="10800" draw:path-stretchpoint-y="10800" draw:text-areas="?f3 ?f4 ?f5 ?f6" draw:type="round-rectangle" draw:modifiers="1950.171428571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5.461cm" svg:height="2.286cm" svg:x="4.937cm" svg:y="7.35cm">
          <text:p text:style-name="P3"><text:span text:style-name="T7">make clean</text:span></text:p>
          <text:p text:style-name="P3"><text:span text:style-name="T7"><text:s text:c="3"/></text:span><text:span text:style-name="T7">(leave *.cpp, *.h, Makefile, tests) </text:span></text:p>
          <text:p text:style-name="P3"><text:span text:style-name="T7">make all</text:span></text:p>
          <text:p text:style-name="P3"><text:span text:style-name="T7"><text:s text:c="3"/></text:span><text:span text:style-name="T7">(create ex03alice)</text:span></text:p>
          <text:p text:style-name="P3"><text:span text:style-name="T7">make test-all</text:span></text:p>
          <text:p text:style-name="P3"><text:span text:style-name="T7"><text:s text:c="3"/></text:span><text:span text:style-name="T7">(run all tests)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2.534cm" svg:height="0.729cm" svg:x="5.064cm" svg:y="6.625cm">
          <draw:text-box>
            <text:p><text:span text:style-name="T5">Makefil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Mono1" svg:font-family="'Liberation Mono'" style:font-family-generic="modern" style:font-pitch="fixed"/>
    <style:font-face style:name="Lucida Console" svg:font-family="'Lucida Console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23T09:10:16.385000000</meta:creation-date>
    <dc:date>2020-09-23T13:23:19.858000000</dc:date>
    <meta:editing-duration>PT1M42S</meta:editing-duration>
    <meta:editing-cycles>4</meta:editing-cycles>
    <meta:generator>LibreOffice/6.3.2.2$Windows_X86_64 LibreOffice_project/98b30e735bda24bc04ab42594c85f7fd8be07b9c</meta:generator>
    <meta:document-statistic meta:object-count="22"/>
  </office:meta>
</office:document-meta>
</file>